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4.2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0.76pt"/>
    </style:style>
    <style:style style:name="co4" style:family="table-column">
      <style:table-column-properties fo:break-before="auto" style:column-width="94.65pt"/>
    </style:style>
    <style:style style:name="co5" style:family="table-column">
      <style:table-column-properties fo:break-before="auto" style:column-width="79.14pt"/>
    </style:style>
    <style:style style:name="co6" style:family="table-column">
      <style:table-column-properties fo:break-before="auto" style:column-width="79.94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CW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# repeticiones</text:p>
          </table:table-cell>
          <table:table-cell office:value-type="string" calcext:value-type="string">
            <text:p>Archivo</text:p>
          </table:table-cell>
          <table:table-cell office:value-type="string" calcext:value-type="string">
            <text:p>Secuencial</text:p>
          </table:table-cell>
          <table:table-cell table:style-name="ce1" office:value-type="string" calcext:value-type="string" table:number-columns-spanned="5" table:number-rows-spanned="1">
            <text:p>Distribuido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#Mapper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ible.txt</text:p>
          </table:table-cell>
          <table:table-cell office:value-type="float" office:value="0.271070957184" calcext:value-type="float">
            <text:p>0.2710709572</text:p>
          </table:table-cell>
          <table:table-cell office:value-type="float" office:value="0.317101955414" calcext:value-type="float">
            <text:p>0.3171019554</text:p>
          </table:table-cell>
          <table:table-cell office:value-type="float" office:value="0.397274017334" calcext:value-type="float">
            <text:p>0.39727401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ible.txt</text:p>
          </table:table-cell>
          <table:table-cell office:value-type="float" office:value="0.50800204277" calcext:value-type="float">
            <text:p>0.5080020428</text:p>
          </table:table-cell>
          <table:table-cell office:value-type="float" office:value="0.632868051529" calcext:value-type="float">
            <text:p>0.6328680515</text:p>
          </table:table-cell>
          <table:table-cell office:value-type="float" office:value="0.865320920944" calcext:value-type="float">
            <text:p>0.8653209209</text:p>
          </table:table-cell>
          <table:table-cell/>
          <table:table-cell office:value-type="string" calcext:value-type="string">
            <text:p>1,10091304779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ible.txt</text:p>
          </table:table-cell>
          <table:table-cell office:value-type="float" office:value="1.32777905464" calcext:value-type="float">
            <text:p>1.3277790546</text:p>
          </table:table-cell>
          <table:table-cell office:value-type="float" office:value="1.61484599113" calcext:value-type="float">
            <text:p>1.61484599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ible.txt</text:p>
          </table:table-cell>
          <table:table-cell office:value-type="float" office:value="2.66605710983" calcext:value-type="float">
            <text:p>2.6660571098</text:p>
          </table:table-cell>
          <table:table-cell office:value-type="float" office:value="3.40001106262" calcext:value-type="float">
            <text:p>3.40001106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bible.txt</text:p>
          </table:table-cell>
          <table:table-cell office:value-type="float" office:value="13.179033041" calcext:value-type="float">
            <text:p>13.179033041</text:p>
          </table:table-cell>
          <table:table-cell office:value-type="float" office:value="19.0826611519" calcext:value-type="float">
            <text:p>19.0826611519</text:p>
          </table:table-cell>
          <table:table-cell office:value-type="float" office:value="22.7950520515" calcext:value-type="float">
            <text:p>22.795052051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6T16:23:26.050329059</meta:creation-date>
    <dc:date>2018-04-16T21:26:28.106150526</dc:date>
    <meta:editing-duration>PT2H5M46S</meta:editing-duration>
    <meta:editing-cycles>3</meta:editing-cycles>
    <meta:generator>LibreOffice/5.1.6.2$Linux_X86_64 LibreOffice_project/10m0$Build-2</meta:generator>
    <meta:document-statistic meta:table-count="1" meta:cell-count="33" meta:object-count="0"/>
  </office:meta>
</office:document-meta>
</file>